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language="pl" fo:country="PL" officeooo:rsid="001e84a5" officeooo:paragraph-rsid="001e84a5"/>
    </style:style>
    <style:style style:name="P2" style:family="paragraph" style:parent-style-name="Preformatted_20_Text">
      <style:text-properties fo:language="pl" fo:country="PL"/>
    </style:style>
    <style:style style:name="P3" style:family="paragraph" style:parent-style-name="Preformatted_20_Text">
      <style:text-properties fo:language="pl" fo:country="PL" officeooo:paragraph-rsid="00080e37"/>
    </style:style>
    <style:style style:name="P4" style:family="paragraph" style:parent-style-name="Preformatted_20_Text">
      <style:text-properties fo:language="pl" fo:country="PL" officeooo:rsid="0007bca3"/>
    </style:style>
    <style:style style:name="P5" style:family="paragraph" style:parent-style-name="Preformatted_20_Text">
      <style:text-properties fo:language="pl" fo:country="PL" officeooo:rsid="0024077d" officeooo:paragraph-rsid="0024077d"/>
    </style:style>
    <style:style style:name="P6" style:family="paragraph" style:parent-style-name="Preformatted_20_Text">
      <style:text-properties fo:language="pl" fo:country="PL" officeooo:rsid="000bece2" officeooo:paragraph-rsid="000bece2"/>
    </style:style>
    <style:style style:name="P7" style:family="paragraph" style:parent-style-name="Preformatted_20_Text">
      <style:text-properties fo:language="pl" fo:country="PL" officeooo:rsid="0010c74e" officeooo:paragraph-rsid="0010c74e"/>
    </style:style>
    <style:style style:name="P8" style:family="paragraph" style:parent-style-name="Preformatted_20_Text">
      <style:text-properties fo:language="pl" fo:country="PL" officeooo:rsid="001619d1" officeooo:paragraph-rsid="001619d1"/>
    </style:style>
    <style:style style:name="P9" style:family="paragraph" style:parent-style-name="Preformatted_20_Text">
      <style:text-properties fo:language="pl" fo:country="PL" officeooo:rsid="0027455c" officeooo:paragraph-rsid="0027455c"/>
    </style:style>
    <style:style style:name="P10" style:family="paragraph" style:parent-style-name="Preformatted_20_Text">
      <style:text-properties fo:language="pl" fo:country="PL" officeooo:rsid="00198d59" officeooo:paragraph-rsid="00198d59"/>
    </style:style>
    <style:style style:name="P11" style:family="paragraph" style:parent-style-name="Preformatted_20_Text">
      <style:text-properties fo:language="pl" fo:country="PL" officeooo:rsid="00203b03" officeooo:paragraph-rsid="00203b03"/>
    </style:style>
    <style:style style:name="P12" style:family="paragraph" style:parent-style-name="Preformatted_20_Text">
      <style:text-properties fo:language="pl" fo:country="PL" officeooo:rsid="002bcd7e" officeooo:paragraph-rsid="002bcd7e"/>
    </style:style>
    <style:style style:name="P13" style:family="paragraph" style:parent-style-name="Preformatted_20_Text">
      <style:text-properties fo:language="pl" fo:country="PL" officeooo:paragraph-rsid="0021e276"/>
    </style:style>
    <style:style style:name="P14" style:family="paragraph" style:parent-style-name="Preformatted_20_Text">
      <style:text-properties fo:language="pl" fo:country="PL" officeooo:rsid="003aa9ec" officeooo:paragraph-rsid="003aa9ec"/>
    </style:style>
    <style:style style:name="P15" style:family="paragraph" style:parent-style-name="Preformatted_20_Text">
      <style:text-properties fo:font-size="15pt" fo:language="pl" fo:country="PL" fo:font-weight="bold" style:font-size-asian="15pt" style:font-weight-asian="bold" style:font-size-complex="15pt" style:font-weight-complex="bold"/>
    </style:style>
    <style:style style:name="T1" style:family="text">
      <style:text-properties officeooo:rsid="0009a1ea"/>
    </style:style>
    <style:style style:name="T2" style:family="text">
      <style:text-properties officeooo:rsid="0010468a"/>
    </style:style>
    <style:style style:name="T3" style:family="text">
      <style:text-properties officeooo:rsid="0011f99e"/>
    </style:style>
    <style:style style:name="T4" style:family="text">
      <style:text-properties officeooo:rsid="001619d1"/>
    </style:style>
    <style:style style:name="T5" style:family="text">
      <style:text-properties officeooo:rsid="0018b09e"/>
    </style:style>
    <style:style style:name="T6" style:family="text">
      <style:text-properties officeooo:rsid="001c4906"/>
    </style:style>
    <style:style style:name="T7" style:family="text">
      <style:text-properties officeooo:rsid="001d750f"/>
    </style:style>
    <style:style style:name="T8" style:family="text">
      <style:text-properties officeooo:rsid="00203b03"/>
    </style:style>
    <style:style style:name="T9" style:family="text">
      <style:text-properties officeooo:rsid="0021e276"/>
    </style:style>
    <style:style style:name="T10" style:family="text">
      <style:text-properties officeooo:rsid="00255c93"/>
    </style:style>
    <style:style style:name="T11" style:family="text">
      <style:text-properties officeooo:rsid="0026a740"/>
    </style:style>
    <style:style style:name="T12" style:family="text">
      <style:text-properties officeooo:rsid="00301c3a"/>
    </style:style>
    <style:style style:name="T13" style:family="text">
      <style:text-properties officeooo:rsid="00375e0b"/>
    </style:style>
    <style:style style:name="T14" style:family="text">
      <style:text-properties officeooo:rsid="003d29ec"/>
    </style:style>
    <style:style style:name="T15" style:family="text">
      <style:text-properties officeooo:rsid="003da473"/>
    </style:style>
    <style:style style:name="T16" style:family="text">
      <style:text-properties officeooo:rsid="004117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 wish You could see Yourself the way I see You. Maybe then You would realize how truly special You are, how truly blessed I am to have You, and how truly rare of a gift it is to find someone so perfect that they feel at home.</text:p>
      <text:p text:style-name="P2"/>
      <text:p text:style-name="P2"/>
      <text:p text:style-name="P2"/>
      <text:p text:style-name="P2"/>
      <text:p text:style-name="P2"/>
      <text:p text:style-name="P2"/>
      <text:p text:style-name="P3">If You could see Yourself </text:p>
      <text:p text:style-name="P3">through my eyes. </text:p>
      <text:p text:style-name="P3">You would immediately realize </text:p>
      <text:p text:style-name="P3">how truly special You are.</text:p>
      <text:p text:style-name="P3">Your curly hair, deep blue eyes, </text:p>
      <text:p text:style-name="P3">Your sunny smile, Your happy attitude.</text:p>
      <text:p text:style-name="P2">Every time I see them, they all make my day.</text:p>
      <text:p text:style-name="P2"/>
      <text:p text:style-name="P2"/>
      <text:p text:style-name="P4">What I like about You?</text:p>
      <text:p text:style-name="P2"/>
      <text:p text:style-name="P2"/>
      <text:p text:style-name="P2"/>
      <text:p text:style-name="P2">Arm to arm</text:p>
      <text:p text:style-name="P2">Check to check</text:p>
      <text:p text:style-name="P5">We are dancing together as one</text:p>
      <text:p text:style-name="P5">Lost in thoughts and our dreams </text:p>
      <text:p text:style-name="P5">Visualizing future paths.</text:p>
      <text:p text:style-name="P5"/>
      <text:p text:style-name="P2"/>
      <text:p text:style-name="P2"/>
      <text:p text:style-name="P2"/>
      <text:p text:style-name="P2"/>
      <text:p text:style-name="P2">Gently brushing our cheeks</text:p>
      <text:p text:style-name="P2">I like Your hat</text:p>
      <text:p text:style-name="P2">Thirty-first January</text:p>
      <text:p text:style-name="P2"/>
      <text:p text:style-name="P2"/>
      <text:p text:style-name="P2"/>
      <text:p text:style-name="P2">Every time I see You</text:p>
      <text:p text:style-name="P2">I feel warmth deep in my soul.</text:p>
      <text:p text:style-name="P2">Like a brilliant sun</text:p>
      <text:p text:style-name="P2">During freezing nights.</text:p>
      <text:p text:style-name="P2"/>
      <text:p text:style-name="P2">When I think how many things had to align,</text:p>
      <text:p text:style-name="P2">for us to meet.</text:p>
      <text:p text:style-name="P2">I feel truly blessed I have met You.</text:p>
      <text:p text:style-name="P2"/>
      <text:p text:style-name="P2">You're a gift sent from God to me.</text:p>
      <text:p text:style-name="P2">An angel in disguise of a woman.</text:p>
      <text:p text:style-name="P2">A miracle and a phenomenon.</text:p>
      <text:p text:style-name="P2"/>
      <text:p text:style-name="P2"/>
      <text:p text:style-name="P2"/>
      <text:p text:style-name="P2"/>
      <text:p text:style-name="P2"/>
      <text:p text:style-name="P2"/>
      <text:p text:style-name="P2">I just want to be with You.</text:p>
      <text:p text:style-name="P2">When it's sunny and when it's raining.</text:p>
      <text:p text:style-name="P2">When You're happy and sad.</text:p>
      <text:p text:style-name="P2">When You're <text:s/>xxx <text:s/>and even when You're mad.</text:p>
      <text:p text:style-name="P2"/>
      <text:p text:style-name="P2">Let's travel across the world.</text:p>
      <text:p text:style-name="P2">Let's see the unseen places</text:p>
      <text:p text:style-name="P2">Let's meet colourful people</text:p>
      <text:p text:style-name="P2"><text:soft-page-break/>And eat ...</text:p>
      <text:p text:style-name="P2"/>
      <text:p text:style-name="P2"/>
      <text:p text:style-name="P2">Cuddle up by the fireplace</text:p>
      <text:p text:style-name="P2"/>
      <text:p text:style-name="P2"/>
      <text:p text:style-name="P2"/>
      <text:p text:style-name="P2">For all the times You’ve brought a smile and made my days seem brighter. </text:p>
      <text:p text:style-name="P2"/>
      <text:p text:style-name="P2"/>
      <text:p text:style-name="P2">A beautiful woman draws strength from troubles, smiles during distress and grows stronger with prayers &amp; hope. Wishing You a very happy woman's day!</text:p>
      <text:p text:style-name="P2"/>
      <text:p text:style-name="P2"/>
      <text:p text:style-name="P2"/>
      <text:p text:style-name="P3">I wish I met You earlier </text:p>
      <text:p text:style-name="P3">to dry Your river of tears.</text:p>
      <text:p text:style-name="P2">To protect You from all the monsters</text:p>
      <text:p text:style-name="P2">To mend the weeping heart.</text:p>
      <text:p text:style-name="P2">To help You see all beautiful wonders</text:p>
      <text:p text:style-name="P2">And always stay by Your side.</text:p>
      <text:p text:style-name="P2"/>
      <text:p text:style-name="P2">I wish I were there with You</text:p>
      <text:p text:style-name="P2">To be Your knight in shining armour.</text:p>
      <text:p text:style-name="P2">To be Your shield and Your sword, too</text:p>
      <text:p text:style-name="P2">To take You to a safe harbour.</text:p>
      <text:p text:style-name="P2"/>
      <text:p text:style-name="P2">To be with You for good and bad</text:p>
      <text:p text:style-name="P2">To help when You're in need.</text:p>
      <text:p text:style-name="P2">To be You shining star and moon</text:p>
      <text:p text:style-name="P2">To never make You sad.</text:p>
      <text:p text:style-name="P2"/>
      <text:p text:style-name="P2"/>
      <text:p text:style-name="P2"/>
      <text:p text:style-name="P2"/>
      <text:p text:style-name="P2">I bet I've seen You somewhere before</text:p>
      <text:p text:style-name="P2">My little lady in red</text:p>
      <text:p text:style-name="P2">We crossed our separate paths home</text:p>
      <text:p text:style-name="P2">Of that I'm in regret.</text:p>
      <text:p text:style-name="P2"/>
      <text:p text:style-name="P2">I am afraid, trust me, too.</text:p>
      <text:p text:style-name="P2">Of what will become of us.</text:p>
      <text:p text:style-name="P2">I never want to see You blue</text:p>
      <text:p text:style-name="P2">I want You to be my lass.</text:p>
      <text:p text:style-name="P2"/>
      <text:p text:style-name="P2">This poem isn't finished yet.</text:p>
      <text:p text:style-name="P2">Now I know this for sure.</text:p>
      <text:p text:style-name="P2"/>
      <text:p text:style-name="P2">There is still ahead of us</text:p>
      <text:p text:style-name="P2">a long life I can bet.</text:p>
      <text:p text:style-name="P2">It won't be easy but be sure</text:p>
      <text:p text:style-name="P2">the one You won't regre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h God how much I regret</text:p>
      <text:p text:style-name="P2">for all the suffering she had to bear</text:p>
      <text:p text:style-name="P2">And for all the</text:p>
      <text:p text:style-name="P2"/>
      <text:p text:style-name="P2"/>
      <text:p text:style-name="P2"><text:soft-page-break/></text:p>
      <text:p text:style-name="P2">Śniłaś mi się dzisiaj, aż zatęskniłem i tak mnie w dołku od tego ścisnęło, że obudziłem się w najmilszym momencie. Wiedziałaś, że można tęsknić przez sen? Ja tęsknię...</text:p>
      <text:p text:style-name="P2"/>
      <text:p text:style-name="P2"/>
      <text:p text:style-name="P2"/>
      <text:p text:style-name="P2">Kiedy myślę o Tobie czuje się lepiej</text:p>
      <text:p text:style-name="P2">Kiedy myślę o Tobie chcę mi się żyć</text:p>
      <text:p text:style-name="P2">Kiedy myślę o Tobie niebo jest piękne</text:p>
      <text:p text:style-name="P2">a w życiu nie brak mi już nic.</text:p>
      <text:p text:style-name="P2"/>
      <text:p text:style-name="P2">Odzyskuje apetyt na życie</text:p>
      <text:p text:style-name="P2">I zaczynam mieć apetyt na Ciebie ;-*</text:p>
      <text:p text:style-name="P2"/>
      <text:p text:style-name="P2"/>
      <text:p text:style-name="P15">Moja mała sarenka</text:p>
      <text:p text:style-name="P2"/>
      <text:p text:style-name="P2">Spotkałem ją w <text:span text:style-name="T1">kościółku</text:span></text:p>
      <text:p text:style-name="P2">wyglądała jak <text:span text:style-name="T2">z obrazka</text:span></text:p>
      <text:p text:style-name="P6">Chodziliśmy razem się modlić</text:p>
      <text:p text:style-name="P2">aż mi zawirowala <text:span text:style-name="T2">czaszka</text:span> :-)</text:p>
      <text:p text:style-name="P2"/>
      <text:p text:style-name="P2">Widywałem ja potem przez jakie czas,</text:p>
      <text:p text:style-name="P7">raz częściej a raz rzadziej</text:p>
      <text:p text:style-name="P2">Ciągle nie doceniając jej piękna,</text:p>
      <text:p text:style-name="P2">gdyż chowała się w tłumie ludzików.</text:p>
      <text:p text:style-name="P2"/>
      <text:p text:style-name="P2"/>
      <text:p text:style-name="P2"><text:span text:style-name="T6">Niewiele</text:span> musiało minąć <text:span text:style-name="T10">chwil</text:span>,</text:p>
      <text:p text:style-name="P2">zanim do końca zrozumiałem,</text:p>
      <text:p text:style-name="P2">jak wielki ma potencjał</text:p>
      <text:p text:style-name="P2">i jak piękny nosi w sobie diament.</text:p>
      <text:p text:style-name="P2"/>
      <text:p text:style-name="P8">16 lutego przyszedł raz,</text:p>
      <text:p text:style-name="P8">kiedy ją <text:span text:style-name="T7">w busie </text:span>zobaczyłem</text:p>
      <text:p text:style-name="P8">Jechala sobie z gitarą wraz</text:p>
      <text:p text:style-name="P8">jakoś, <text:span text:style-name="T5">udało się, </text:span>zaczepiłem</text:p>
      <text:p text:style-name="P9">Dzięki agrafko ;-)</text:p>
      <text:p text:style-name="P2"/>
      <text:p text:style-name="P10">17 lut<text:span text:style-name="T8">ego, </text:span><text:span text:style-name="T13">piątek,</text:span> przyszedł wnet.</text:p>
      <text:p text:style-name="P10">Mówię do siebie – dziś jest ten dzień.</text:p>
      <text:p text:style-name="P1">Szybko pobiegłem za nia <text:span text:style-name="T8">z kościoł</text:span><text:span text:style-name="T12">a</text:span></text:p>
      <text:p text:style-name="P11">a uciekała jakby się paliło.</text:p>
      <text:p text:style-name="P12">5 bieg trzeba było włączyć</text:p>
      <text:p text:style-name="P12">I ją szybko dogonić.</text:p>
      <text:p text:style-name="P1"/>
      <text:p text:style-name="P1"/>
      <text:p text:style-name="P14">Zadzwoń w wolnej chwili to się umówimy</text:p>
      <text:p text:style-name="P14">(Ta jasne, na pewno zadzwonię)</text:p>
      <text:p text:style-name="P14">Ty zadzwoń,</text:p>
      <text:p text:style-name="P14">OK, zdz<text:span text:style-name="T13">wońmy się w piątek</text:span></text:p>
      <text:p text:style-name="P14">To pa</text:p>
      <text:p text:style-name="P14">Pa (Nie zniosę tego ciśnienia, Idę do klasztoru)</text:p>
      <text:p text:style-name="P14"/>
      <text:p text:style-name="P1"/>
      <text:p text:style-name="P1"/>
      <text:p text:style-name="P2"><text:span text:style-name="T3">1</text:span><text:span text:style-name="T4">8</text:span><text:span text:style-name="T3"> lutego </text:span>przyszedł raz,</text:p>
      <text:p text:style-name="P2">kiedy się z nią spotkałem.</text:p>
      <text:p text:style-name="P2">Spędziłem naprawdę super dzień,</text:p>
      <text:p text:style-name="P2">żałuje że nie pocałowałem;</text:p>
      <text:p text:style-name="P2">Słodkich usteczek, pięknych polików.</text:p>
      <text:p text:style-name="P2">Miękkich uszek, cudownej szyi. ;-<text:span text:style-name="T11">)</text:span></text:p>
      <text:p text:style-name="P2"><text:soft-page-break/></text:p>
      <text:p text:style-name="P2">Serce me szybciej wtedy zabiło,</text:p>
      <text:p text:style-name="P2">świat, wywrócił się do góry nogami.</text:p>
      <text:p text:style-name="P2">Czy to możliwe że to właśnie ona,</text:p>
      <text:p text:style-name="P2">moja jedyna, mi przeznaczona ?</text:p>
      <text:p text:style-name="P2"/>
      <text:p text:style-name="P2">5<text:span text:style-name="T9">5</text:span> kilo srebra, złota i platyny,</text:p>
      <text:p text:style-name="P2">w ciele niesamowitej kobiety.</text:p>
      <text:p text:style-name="P2">Aniołka, cherubinka lub dobrego duszka,</text:p>
      <text:p text:style-name="P2">czekającego na swojego mężczyznę?</text:p>
      <text:p text:style-name="P2"/>
      <text:p text:style-name="P2">Spojrzeć na nią, otrzeć łzy,</text:p>
      <text:p text:style-name="P2">przytulić i już nie wypuścić.</text:p>
      <text:p text:style-name="P2">Dać klucz do mego serca</text:p>
      <text:p text:style-name="P2">w którym znajdzie spokojną przystań?</text:p>
      <text:p text:style-name="P2"/>
      <text:p text:style-name="P2">Dobry Boże powiedz mi, please</text:p>
      <text:p text:style-name="P2">Co ja mam dziś uczynić.</text:p>
      <text:p text:style-name="P2">Jak pocałować by jej nie skrzywdzić?</text:p>
      <text:p text:style-name="P2">Jak dotknąć aby nie zranić?</text:p>
      <text:p text:style-name="P2"/>
      <text:p text:style-name="P2">Ja będę jej Leonidasem,</text:p>
      <text:p text:style-name="P2">Ona zaś moją królową.</text:p>
      <text:p text:style-name="P2">Pójdę na wojnę z mieczem za pasem</text:p>
      <text:p text:style-name="P2">Jak wrócę dotknę ją głową.</text:p>
      <text:p text:style-name="P2"><text:span text:style-name="T9">p</text:span>opatrzę w cudne jej oczęta</text:p>
      <text:p text:style-name="P2">i powiem "Wszystko już ok" ;-<text:span text:style-name="T14">)</text:span></text:p>
      <text:p text:style-name="P2"/>
      <text:p text:style-name="P2">Na dziś to tyle moja droga,</text:p>
      <text:p text:style-name="P2">wiersz ten i tak jest już długi.</text:p>
      <text:p text:style-name="P2">Jest jeszcze dużo do zrobienia;</text:p>
      <text:p text:style-name="P2">Wciąż mam ci <text:span text:style-name="T15">TYLE</text:span>... do powiedzenia :-<text:span text:style-name="T16">)</text:span></text:p>
      <text:p text:style-name="P2"/>
      <text:p text:style-name="P2">Zmróż już swe oczka, pora spać,</text:p>
      <text:p text:style-name="P2">moja Ty śpiąca królewno.</text:p>
      <text:p text:style-name="P2">Jutro też trzeba będzie wstać,</text:p>
      <text:p text:style-name="P2">na nowo walczyć o piękno.</text:p>
      <text:p text:style-name="P2"/>
      <text:p text:style-name="P13">Zawsze pamiętaj że jesteś </text:p>
      <text:p text:style-name="P13">moim najcudowniejszym cudeńkiem.</text:p>
      <text:p text:style-name="P2"/>
      <text:p text:style-name="P2"/>
      <text:p text:style-name="P2"/>
      <text:p text:style-name="P2">Jesteś urzekająca.</text:p>
      <text:p text:style-name="P2"/>
      <text:p text:style-name="P2">Chciałbym żeby źle głosu z przeszłości zagłuszył kiedyś mój głos wołający. Jesteś wyjątkowa.</text:p>
      <text:p text:style-name="P2"/>
      <text:p text:style-name="P2"/>
      <text:p text:style-name="P2"/>
      <text:p text:style-name="P2"/>
      <text:p text:style-name="P2">Skarbie mój najdroższy,</text:p>
      <text:p text:style-name="P2"/>
      <text:p text:style-name="P2">Pamiętaj proszę że masz mnie.</text:p>
      <text:p text:style-name="P2">Z każdym naszym spotkaniem coraz lepiej Cię poznaje i coraz bardziej Cię kocham i potrzebuję.</text:p>
      <text:p text:style-name="P2">Przeszłość odciska swoje piętno na nas wszystkich.</text:p>
      <text:p text:style-name="P2">Przed powtarzaniem błędów rodziców możemy uchronić się analizując ich poczynania i wybierając inna ścieżkę decyzyjna.</text:p>
      <text:p text:style-name="P2"/>
      <text:p text:style-name="P2">Twoja mama bawiła się mężczyznami więc w końcu ktoś i ja zranił. Smutne to ale prawdziwe.</text:p>
      <text:p text:style-name="P2">Przykro mi że dostałaś odłamkiem. :-(</text:p>
      <text:p text:style-name="P2"/>
      <text:p text:style-name="P2"><text:soft-page-break/>Proszę, bądź od niej lepsza.</text:p>
      <text:p text:style-name="P2"/>
      <text:p text:style-name="P2">Całe życie Cię szukałem.</text:p>
      <text:p text:style-name="P2">Cieszę się że w końcu Cię spotkałem.</text:p>
      <text:p text:style-name="P2">Chce już z Tobą pozostać.</text:p>
      <text:p text:style-name="P2">Bądź przy mnie i mnie kochaj.</text:p>
      <text:p text:style-name="P2">Pozwól mi pokochać Ciebie.</text:p>
      <text:p text:style-name="P2"/>
      <text:p text:style-name="P2">Masz prawo do wielkiej miłości.</text:p>
      <text:p text:style-name="P2">Masz prawo do prawdziwego szczęścia.</text:p>
      <text:p text:style-name="P2">Masz obowiązek być szczęśliwa.</text:p>
      <text:p text:style-name="P2">I po latach cierpienia, odetchnąć</text:p>
      <text:p text:style-name="P2">W ramionach kochającego Cię Jakuba.</text:p>
      <text:p text:style-name="P2"/>
      <text:p text:style-name="P2">Szczęście tylko czeka aż wyciągniesz do niego rękę i powiesz Tak, Chce CIĘ.</text:p>
      <text:p text:style-name="P2"/>
      <text:p text:style-name="P2">Czeka nas dużo pracy nad nami i nad naszym związkiem. Nie będzie łatwo, ale będzie warto.</text:p>
      <text:p text:style-name="P2"/>
      <text:p text:style-name="P2">Jestem gotów ruszyć w podróż ku naszemu szczęściu, a Ty ?</text:p>
      <text:p text:style-name="P2"/>
      <text:p text:style-name="P2"/>
      <text:p text:style-name="P2">Pozwól mi pokochać cię jak nie kochał cię nikt inny.</text:p>
      <text:p text:style-name="P2">Miłością tak wielka że rozproszy ona mrok przeszłości, uwolni cię od ciężaru smutku.</text:p>
      <text:p text:style-name="P2"/>
      <text:p text:style-name="P2">Uwierz że zasługujesz na szczęście.</text:p>
      <text:p text:style-name="P2"/>
      <text:p text:style-name="P2">Tak bardzo chciałbym cię ochronić przed cierpieniem.</text:p>
      <text:p text:style-name="P2"/>
      <text:p text:style-name="P2">Tak bardzo chciałbym przytulić <text:s/>Cię do mojego</text:p>
      <text:p text:style-name="P2">serca i roztopić wietrzna zmarzline samotności.</text:p>
      <text:p text:style-name="P2"/>
      <text:p text:style-name="P2">Wyciągnąć Cię na słońce radości i pozwolić opalać się w szczęściu.</text:p>
      <text:p text:style-name="P2"/>
      <text:p text:style-name="P2"/>
      <text:p text:style-name="P2"/>
      <text:p text:style-name="P2"/>
      <text:p text:style-name="P2">Have I already told You how much</text:p>
      <text:p text:style-name="P2">I love Your juicy lips 💋?</text:p>
      <text:p text:style-name="P2">Salmon pink pu?</text:p>
      <text:p text:style-name="P2">I like to smell Your hair</text:p>
      <text:p text:style-name="P2">Kiss Your neck</text:p>
      <text:p text:style-name="P2">And suck Your breasts.</text:p>
      <text:p text:style-name="P2"/>
      <text:p text:style-name="P2">Just sit and have a conversation.</text:p>
      <text:p text:style-name="P2">Some people when You talk to them, it's like trying to listen to classical music on a radio with no antenna. You can push that dial back and forth all You want, but You only get static.</text:p>
      <text:p text:style-name="P2">But when You're meant to be with someone and they truly are the one, You just sit, start talking, and a Bethoven sonata will begin to play.</text:p>
      <text:p text:style-name="P2"/>
      <text:p text:style-name="P2">Pamiętaj ja w Ciebie wierzę.</text:p>
      <text:p text:style-name="P2"/>
      <text:p text:style-name="P2"/>
      <text:p text:style-name="P2">Tak wiem, czasem jednak warto to usłyszeć lub o tym przeczytać.</text:p>
      <text:p text:style-name="P2"/>
      <text:p text:style-name="P2">Czy to wystarczy?</text:p>
      <text:p text:style-name="P2"/>
      <text:p text:style-name="P2">Nie chodzi tu o seks.</text:p>
      <text:p text:style-name="P2">No może nie do końca.</text:p>
      <text:p text:style-name="P2">Pragnę Cię, pragnę Twego gorącego ciała.</text:p>
      <text:p text:style-name="P2">Pragnę je przytulać, całować, lizać a czasem i podgryzać.</text:p>
      <text:p text:style-name="P2">Pragnę kochać się z Tobą w łóżku i na stole, pod prysznicem i w wannie, a kiedyś <text:soft-page-break/>może i na suficie. ;-)</text:p>
      <text:p text:style-name="P2"/>
      <text:p text:style-name="P2">Nie jestem księciem z bajki więc nie mogę obiegać Ci wygody i przepychu. Nie stać mnie na zamek, luksusowe samochody czy jachty.</text:p>
      <text:p text:style-name="P2">Nie zabiorę Cię w podróż dookoła świata czy na księżyc.</text:p>
      <text:p text:style-name="P2">Jedyne co mogę Ci ofiarować to moje serce i miłość. Miłość która będzie dojrzewała z każdą wspólna chwilą. Miłość która będzie rosła w siłę <text:s/>niezależnie od nawiedzających nas w tej chwili emocji.</text:p>
      <text:p text:style-name="P2"/>
      <text:p text:style-name="P2">Czasem można kogoś nie lubić w danej chwili ale jednocześnie kochać go ponad miarę.</text:p>
      <text:p text:style-name="P2">Jin i jang, energia kobieca i męska razem ze sobą współgrające. Jest we mnie cząstka Ciebie, a w Tobie zaś cząstka mnie.</text:p>
      <text:p text:style-name="P2">A może i więcej niż cząstka. Bo przecież</text:p>
      <text:p text:style-name="P2">Ty to Ja a Ja to Ty.</text:p>
      <text:p text:style-name="P2"/>
      <text:p text:style-name="P2"/>
      <text:p text:style-name="P2">Znajdź siebie i zostań ta osobą.</text:p>
      <text:p text:style-name="P2"/>
      <text:p text:style-name="P2">Znajdź siebie i zostań z Tą osobą.</text:p>
      <text:p text:style-name="P2">Odnaleźć się w drugim człowieku.</text:p>
      <text:p text:style-name="P2"/>
      <text:p text:style-name="P2">Swój blueprint. I odzyskać od niej swoją utraconą niewinność? Zapomniane cele, możliwości, Potencjał.</text:p>
      <text:p text:style-name="P2"/>
      <text:p text:style-name="P2"/>
      <text:p text:style-name="P2">Po koniec dnia znajdź 5 rzeczy za które dziś się pochwalić.</text:p>
      <text:p text:style-name="P2"/>
      <text:p text:style-name="P2">Oh Kasieńko.</text:p>
      <text:p text:style-name="P2">Jesteś tak niesamowita kobietą.</text:p>
      <text:p text:style-name="P2">Jak tylko Cię widzę serce me się raduje.</text:p>
      <text:p text:style-name="P2">Głębia Twoich oczu niczym bezkresne morze.</text:p>
      <text:p text:style-name="P2"/>
      <text:p text:style-name="P2">I wish I could explain</text:p>
      <text:p text:style-name="P2">how much I love You</text:p>
      <text:p text:style-name="P2"/>
      <text:p text:style-name="P2">I wish You were here.</text:p>
      <text:p text:style-name="P2">My fair lady.</text:p>
      <text:p text:style-name="P2">I wish I could hug You, kiss You, save You from the world and from Yourself.</text:p>
      <text:p text:style-name="P2"/>
      <text:p text:style-name="P2"/>
      <text:p text:style-name="P2">It's crazy how one person can change Your life</text:p>
      <text:p text:style-name="P2"/>
      <text:p text:style-name="P2"/>
      <text:p text:style-name="P2">40 lat samotności a potem już tylko miłość.</text:p>
      <text:p text:style-name="P2"/>
      <text:p text:style-name="P2">Miłość to dążność duszy, palące pragnienie oddania się drugiej osobie, na zawsze.</text:p>
      <text:p text:style-name="P2"/>
      <text:p text:style-name="P2">To zagubienie się w labiryncie drugiej osoby z nadzieją że podaruje ci klucz do wyjścia - swoje serce.</text:p>
      <text:p text:style-name="P2"/>
      <text:p text:style-name="P2">Suchotniku ty mój drogi</text:p>
      <text:p text:style-name="P2">Wyrzuć już tą ścierkę od podłogi.</text:p>
      <text:p text:style-name="P2">Chodź się przytul do mnie mocno</text:p>
      <text:p text:style-name="P2">Jutro raz umyjemy to okno.</text:p>
      <text:p text:style-name="P2"/>
      <text:p text:style-name="P2">Czym dla Ciebie jest miłość ?</text:p>
      <text:p text:style-name="P2">Zapytała mnie biedroneczka w pewien kwietniowy dzień w parku.</text:p>
      <text:p text:style-name="P2">Nie wiem, pomyślałem, gdyż doświadczam jej po raz pierwszy w życiu, z Tobą.</text:p>
      <text:p text:style-name="P2"/>
      <text:p text:style-name="P2">Biedroneczka od dłuższego czasu juz mieszkała w sercu świerszcza. Z każdym dniem rozpychając się coraz bardziej, tak że pozostał tam tylko mały pokoik na mamę świerszcza i babcia świerszcza.</text:p>
      <text:p text:style-name="P2"><text:soft-page-break/></text:p>
      <text:p text:style-name="P2">Miłość jest ślepa powiadają - nieprawda.</text:p>
      <text:p text:style-name="P2">Ślepe jest tylko zakochanie.</text:p>
      <text:p text:style-name="P2">Prawdziwa miłość nigdy nie jest ślepa.</text:p>
      <text:p text:style-name="P2">To oczy w pełni otwarte.</text:p>
      <text:p text:style-name="P2">To luneta</text:p>
      <text:p text:style-name="P2">gdy dostrzegam ją z daleka.</text:p>
      <text:p text:style-name="P2">To rentgen</text:p>
      <text:p text:style-name="P2">kiedy widzę wszystko czym ręką nie sięgnę.</text:p>
      <text:p text:style-name="P2">To mikroskop</text:p>
      <text:p text:style-name="P2">i widzę wszystko czego nie widzi zwykły chłop.</text:p>
      <text:p text:style-name="P2"/>
      <text:p text:style-name="P2">Miłość może uskrzydlać lub niebotycznie ciążyć. Zabić lub wskrzesić. To początek ale także i koniec.</text:p>
      <text:p text:style-name="P2"/>
      <text:p text:style-name="P2">Prawdziwa miłość to poświęcenie swego życia dla ukochanej bez zastanowienia bo wiesz że tylko dzięki niej naprawdę zacząłeś żyć.</text:p>
      <text:p text:style-name="P2"/>
      <text:p text:style-name="P2">Loving someone more than Your own life.</text:p>
      <text:p text:style-name="P2">When everything else is just a distraction.</text:p>
      <text:p text:style-name="P2"/>
      <text:p text:style-name="P2"/>
      <text:p text:style-name="P2"/>
      <text:p text:style-name="P2">"Miłość to Ty" - odpowiedział świerszcz spoglądając biedroneczka głęboko w jej śliczne oczy. "Chodź, zagram ci serenadę jakiej nie słyszał świat".</text:p>
      <text:p text:style-name="P2"/>
      <text:p text:style-name="P2">Są rzeczy których nie da się wyjaśnić słowami. Miłość to słowa niewypowiedziane, myśli które krążą wciąż wokół jednej i tej samej osoby.</text:p>
      <text:p text:style-name="P2"/>
      <text:p text:style-name="P2">Wiara, nadzieja, miłość, te trzy, z nich zaś największą jest miłość.</text:p>
      <text:p text:style-name="P2"/>
      <text:p text:style-name="P2">Miłość to wiara że po dekadach szukania w końcu odnajdziesz właściwą osobę, to również nadzieja że osoba ta odwzajemni twoje uczucia.</text:p>
      <text:p text:style-name="P2"/>
      <text:p text:style-name="P2"/>
      <text:p text:style-name="P2">What I like about You ?</text:p>
      <text:p text:style-name="P2"/>
      <text:p text:style-name="P2">I like Your smile</text:p>
      <text:p text:style-name="P2">Your radiance</text:p>
      <text:p text:style-name="P2"/>
      <text:p text:style-name="P2"/>
      <text:p text:style-name="P2">All the struggles,</text:p>
      <text:p text:style-name="P2">You make them all worthy.</text:p>
      <text:p text:style-name="P2">Climbing the mountains.</text:p>
      <text:p text:style-name="P2"/>
      <text:p text:style-name="P2"/>
      <text:p text:style-name="P2">You're so small and fragile.</text:p>
      <text:p text:style-name="P2">A flower on a verge of a mountain</text:p>
      <text:p text:style-name="P2">Smacked by winds, covered by dusts of the past.</text:p>
      <text:p text:style-name="P2"/>
      <text:p text:style-name="P2"/>
      <text:p text:style-name="P2">Fighting the ever changing winds and weathers.</text:p>
      <text:p text:style-name="P2">But not anymore.</text:p>
      <text:p text:style-name="P2">I am putting roots in front of You.</text:p>
      <text:p text:style-name="P2">I will protect You from all the winds, dusts and tribulations of life.</text:p>
      <text:p text:style-name="P2">I will become a mighty oak.</text:p>
      <text:p text:style-name="P2"/>
      <text:p text:style-name="P2"/>
      <text:p text:style-name="P2">Until I become a gardener and move You to a safer space</text:p>
      <text:p text:style-name="P2"/>
      <text:p text:style-name="P2">Thank You for all the times we have met.</text:p>
      <text:p text:style-name="P2">Thank You that You're less sad</text:p>
      <text:p text:style-name="P2">Thank You for the white, healing light</text:p>
      <text:p text:style-name="P2">And Your beautiful heart.</text:p>
      <text:p text:style-name="P2"><text:soft-page-break/></text:p>
      <text:p text:style-name="P2">You are my sunlight every day.</text:p>
      <text:p text:style-name="P2"/>
      <text:p text:style-name="P2">Imagine waking up to the sound of birds</text:p>
      <text:p text:style-name="P2"/>
      <text:p text:style-name="P2">I run to You</text:p>
      <text:p text:style-name="P2"/>
      <text:p text:style-name="P2"/>
      <text:p text:style-name="P2"/>
      <text:p text:style-name="P2">Your shoe size is 37, mine 47.</text:p>
      <text:p text:style-name="P2">You eat 1000 kcals a day, I 3500.</text:p>
      <text:p text:style-name="P2"/>
      <text:p text:style-name="P2">I want to always be in Your corner.</text:p>
      <text:p text:style-name="P2"/>
      <text:p text:style-name="P2"/>
      <text:p text:style-name="P2"/>
      <text:p text:style-name="P2">I am Sorry I am not always happy</text:p>
      <text:p text:style-name="P2">Sometimes my eyes are sad.</text:p>
      <text:p text:style-name="P2"/>
      <text:p text:style-name="P2">I had a nightmare today.</text:p>
      <text:p text:style-name="P2">I have experienced what You have been experiencing all Your life... And it was excruciating.</text:p>
      <text:p text:style-name="P2"/>
      <text:p text:style-name="P2">It is easier to cross the hell together.</text:p>
      <text:p text:style-name="P2"/>
      <text:p text:style-name="P2">I feel like I have been looking for You my whole life. Like I had to deserve You.</text:p>
      <text:p text:style-name="P2">Cross my own hell of life to finally find You - my light at the end of the tunnel.</text:p>
      <text:p text:style-name="P2"/>
      <text:p text:style-name="P2">Całe życie szukałem celu swego istnienia.</text:p>
      <text:p text:style-name="P2">Czegoś co nada jemu sens.</text:p>
      <text:p text:style-name="P2">Ty jesteś tym celem.</text:p>
      <text:p text:style-name="P2">Chce ochronić Cię przed cierpieniem.</text:p>
      <text:p text:style-name="P2">Wyciągnąć z piekła życia.</text:p>
      <text:p text:style-name="P2"/>
      <text:p text:style-name="P2">Bez Ciebie te wszystkie rzeczy to tylko martwe, bezduszne, obiekty. Nic nie znaczące. In the great matter of things.</text:p>
      <text:p text:style-name="P2"/>
      <text:p text:style-name="P2">Someday I am gonna fight with those lions.</text:p>
      <text:p text:style-name="P2">You're gonna be ok.</text:p>
      <text:p text:style-name="P2">I am gonna do whatever it takes to break the chains of Your suffering.</text:p>
      <text:p text:style-name="P2"/>
      <text:p text:style-name="P2">Jedzmy nad morze. Popluskajmy się w wodzie.</text:p>
      <text:p text:style-name="P2">Polezmy na plaży. Uprawiajmy dziki seks i śpijmy aż do 7.</text:p>
      <text:p text:style-name="P2"/>
      <text:p text:style-name="P2">Idźmy na jacuzzi. Niech bąbelki uderza nam do głowy. Niech magia życia zacznie działać. Rozpuscmy się w marzeniach, zrelaksujmy, odplyńmy.</text:p>
      <text:p text:style-name="P2"/>
      <text:p text:style-name="P2">Chce zawinąć Cię w kocyku jak mały naleśnik, zrobić pysznego grzańca i przytulając się do siebie delektować się ciepłymi chwilami palącego się kominka.</text:p>
      <text:p text:style-name="P2"/>
      <text:p text:style-name="P2">Tego wszystkiego (i jeszcze dużo więcej) ja chcę.</text:p>
      <text:p text:style-name="P2"/>
      <text:p text:style-name="P2">Czego Ty pragniesz ?</text:p>
      <text:p text:style-name="P2"/>
      <text:p text:style-name="P2">Moje serce pragnie twego. Jesteś jak kropla wody na pustyni. Dajesz wytchnienie.</text:p>
      <text:p text:style-name="P2"/>
      <text:p text:style-name="P2">Szukałem Cię całe moje życie.</text:p>
      <text:p text:style-name="P2">Jestem jak kupiec pereł który całe swoje życie handlował perłami i zebrał już tych najpiękniejszych całkiem pokaźną ilość.</text:p>
      <text:p text:style-name="P2">Aż pewnego dnia odnajduje perle idealna, bez skazy, cud nad cuda. Sprzedaję wszystko co posiada i kupuje ta jedna jedyną, piękną, nieskazitelną. Jego podróż dobiegła końca. Odnalazł swoje szczęście. Nic nie więcej nie potrzebuje.</text:p>
      <text:p text:style-name="P2"><text:soft-page-break/></text:p>
      <text:p text:style-name="P2"/>
      <text:p text:style-name="P2">Aż moja siła woli będzie silniejsza od Twojej.</text:p>
      <text:p text:style-name="P2">Aż uda mi się nadpisać twoje negatywne myślenie. Pozwól, proszę poprowadzić się ku szczęściu.</text:p>
      <text:p text:style-name="P2"/>
      <text:p text:style-name="P2"/>
      <text:p text:style-name="P2">Każda chwila życia jest piękna musimy tylko nauczyć <text:s/>się je doceniać.</text:p>
      <text:p text:style-name="P2"/>
      <text:p text:style-name="P2">Kolejne 42 lata miłości radości i szczęścia.</text:p>
      <text:p text:style-name="P2"/>
      <text:p text:style-name="P2">Chciałbym żebyś się uśmiechała.</text:p>
      <text:p text:style-name="P2"/>
      <text:p text:style-name="P2"/>
      <text:p text:style-name="P2">What I love about You?</text:p>
      <text:p text:style-name="P2"/>
      <text:p text:style-name="P2"/>
      <text:p text:style-name="P2">I am already here coming for the rescue.</text:p>
      <text:p text:style-name="P2">I will save You from the hell and bring You back to heaven my angel.</text:p>
      <text:p text:style-name="P2"/>
      <text:p text:style-name="P2"/>
      <text:p text:style-name="P2"/>
      <text:p text:style-name="P2"/>
      <text:p text:style-name="P2"/>
      <text:p text:style-name="P2">Przeszyła mnie niczym strzała amora.</text:p>
      <text:p text:style-name="P2">Nie była to jednak miłość ale strach.</text:p>
      <text:p text:style-name="P2"/>
      <text:p text:style-name="P2"/>
      <text:p text:style-name="P2">W życiu nie potrzebujesz wielkich mistrzów tylko kogoś kto jest o krok przed tobą żeby cię prowadził i wyznaczał drogę.</text:p>
      <text:p text:style-name="P2"/>
      <text:p text:style-name="P2">Czasem po prostu musisz komuś ślepo zaufać.</text:p>
      <text:p text:style-name="P2"/>
      <text:p text:style-name="P2"/>
      <text:p text:style-name="P2">Realising Your true potential whatever this potential may be is Your most important mission.</text:p>
      <text:p text:style-name="P2"/>
      <text:p text:style-name="P2">I wish I met You earlier to dry Your river of tears.</text:p>
      <text:p text:style-name="P2"/>
      <text:p text:style-name="P2">To protect You from all the monsters</text:p>
      <text:p text:style-name="P2">To mend the weeping heart.</text:p>
      <text:p text:style-name="P2">To help You see all beautiful wonders</text:p>
      <text:p text:style-name="P2">And always stay by Your side.</text:p>
      <text:p text:style-name="P2"/>
      <text:p text:style-name="P2">I wish I were there with You</text:p>
      <text:p text:style-name="P2">To be Your knight in shining armour.</text:p>
      <text:p text:style-name="P2">To be Your shield and Your sword, too</text:p>
      <text:p text:style-name="P2">To take You to a safe harbour.</text:p>
      <text:p text:style-name="P2"/>
      <text:p text:style-name="P2">To be with You for good and bad</text:p>
      <text:p text:style-name="P2">To help when You're in need.</text:p>
      <text:p text:style-name="P2">To be You shining star and moon</text:p>
      <text:p text:style-name="P2">To never make You sad.</text:p>
      <text:p text:style-name="P2"/>
      <text:p text:style-name="P2"/>
      <text:p text:style-name="P2"/>
      <text:p text:style-name="P2"/>
      <text:p text:style-name="P2">I bet I've seen You somewhere before</text:p>
      <text:p text:style-name="P2">My little lady in red</text:p>
      <text:p text:style-name="P2">We crossed our separate <text:s/>paths <text:s/>home</text:p>
      <text:p text:style-name="P2">Of that I'm in regret.</text:p>
      <text:p text:style-name="P2"/>
      <text:p text:style-name="P2">I am afraid, trust me, too.</text:p>
      <text:p text:style-name="P2">Of what will become of us.</text:p>
      <text:p text:style-name="P2"><text:soft-page-break/>I never want to see You blue</text:p>
      <text:p text:style-name="P2">I want You to be my lass.</text:p>
      <text:p text:style-name="P2"/>
      <text:p text:style-name="P2">This poem isn't finished yet.</text:p>
      <text:p text:style-name="P2">Now I know this for sure.</text:p>
      <text:p text:style-name="P2"/>
      <text:p text:style-name="P2">There is still ahead of us</text:p>
      <text:p text:style-name="P2">a long life I can bet.</text:p>
      <text:p text:style-name="P2">It won't be easy but be sure</text:p>
      <text:p text:style-name="P2">the one You won't regre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h God how much I regret</text:p>
      <text:p text:style-name="P2">for all the suffering she had to bear</text:p>
      <text:p text:style-name="P2">And for all the</text:p>
      <text:p text:style-name="P2"/>
      <text:p text:style-name="P2"/>
      <text:p text:style-name="P2">Please let me in.</text:p>
      <text:p text:style-name="P2"/>
      <text:p text:style-name="P2">Let me take care of Your broken heart</text:p>
      <text:p text:style-name="P2">and show You how to fly.</text:p>
      <text:p text:style-name="P2">Let me hold You gently by the hand</text:p>
      <text:p text:style-name="P2">and kiss Your tears goodbye.</text:p>
      <text:p text:style-name="P2"/>
      <text:p text:style-name="P2">Let me lead You to tomorrow's light</text:p>
      <text:p text:style-name="P2">and out of needless rain,</text:p>
      <text:p text:style-name="P2">'cause all I want right now</text:p>
      <text:p text:style-name="P2">is to see You smile again</text:p>
      <text:p text:style-name="P2"/>
      <text:p text:style-name="P2">Let me sing You all the songs I wrote</text:p>
      <text:p text:style-name="P2">'til You sleep in my embrace,</text:p>
      <text:p text:style-name="P2">and keep You safe and warm until</text:p>
      <text:p text:style-name="P2">I see Your pretty face.</text:p>
      <text:p text:style-name="P2"/>
      <text:p text:style-name="P2">Let me bring You up the mountain's peak,</text:p>
      <text:p text:style-name="P2">and let You touch the skies</text:p>
      <text:p text:style-name="P2">to remind You of the strength I see</text:p>
      <text:p text:style-name="P2">when I look into Your eyes.</text:p>
      <text:p text:style-name="P2"/>
      <text:p text:style-name="P2">Let me kiss and show You</text:p>
      <text:p text:style-name="P2">what true love really is.</text:p>
      <text:p text:style-name="P2">You'll sail again like a butterfly</text:p>
      <text:p text:style-name="P2">endowed with pretty wings.</text:p>
      <text:p text:style-name="P2"/>
      <text:p text:style-name="P2">Let me do all these to let You see</text:p>
      <text:p text:style-name="P2">our fates are intertwined.</text:p>
      <text:p text:style-name="P2">You're the beautiful precious gem</text:p>
      <text:p text:style-name="P2">I've waited long to find.</text:p>
      <text:p text:style-name="P2"/>
      <text:p text:style-name="P2">My heart is opening up now,</text:p>
      <text:p text:style-name="P2">Unlike it used to do.</text:p>
      <text:p text:style-name="P2">I see the pain that's in Your heart,</text:p>
      <text:p text:style-name="P2">Trust me, I feel it too.</text:p>
      <text:p text:style-name="P2"/>
      <text:p text:style-name="P2">So fly with me, my beautiful one.</text:p>
      <text:p text:style-name="P2">It's time we leave the past.</text:p>
      <text:p text:style-name="P2">I'm Yours to keep, and You are mine.</text:p>
      <text:p text:style-name="P2">We're finally home at last.</text:p>
      <text:p text:style-name="P2"/>
      <text:p text:style-name="P2"><text:soft-page-break/></text:p>
      <text:p text:style-name="P2">Before I met You,</text:p>
      <text:p text:style-name="P2">I felt that I couldn't love anyone,</text:p>
      <text:p text:style-name="P2">That nobody would be able to</text:p>
      <text:p text:style-name="P2">fill the void in my heart,</text:p>
      <text:p text:style-name="P2">But that all changed when I met You.</text:p>
      <text:p text:style-name="P2">Then I came to realize</text:p>
      <text:p text:style-name="P2">You were always on my mind.</text:p>
      <text:p text:style-name="P2"/>
      <text:p text:style-name="P2"/>
      <text:p text:style-name="P2"/>
      <text:p text:style-name="P2"/>
      <text:p text:style-name="P2"/>
      <text:p text:style-name="P2">Whenever You're in danger</text:p>
      <text:p text:style-name="P2">Or feeling down and blue,</text:p>
      <text:p text:style-name="P2">I'll be there to hold Your hand.</text:p>
      <text:p text:style-name="P2">Yes, I'll be there with You.</text:p>
      <text:p text:style-name="P2"/>
      <text:p text:style-name="P2">I would keep You safe and sound,</text:p>
      <text:p text:style-name="P2">My arms around Your waist.</text:p>
      <text:p text:style-name="P2">You would feel my heart beat fast</text:p>
      <text:p text:style-name="P2">As I gently touch Your face.</text:p>
      <text:p text:style-name="P2"/>
      <text:p text:style-name="P2">If we were in a fairy tale,</text:p>
      <text:p text:style-name="P2">You'd be my damsel in distress.</text:p>
      <text:p text:style-name="P2">I'd be wearing shining armor,</text:p>
      <text:p text:style-name="P2">And You, a long, white dress.</text:p>
      <text:p text:style-name="P2"/>
      <text:p text:style-name="P2">I would battle fierce dragons</text:p>
      <text:p text:style-name="P2">And other monsters, too.</text:p>
      <text:p text:style-name="P2">All these things and much, much more</text:p>
      <text:p text:style-name="P2">I would happily do for You.</text:p>
      <text:p text:style-name="P2"/>
      <text:p text:style-name="P2">I would take You on my steed</text:p>
      <text:p text:style-name="P2">Through forests dark and wild,</text:p>
      <text:p text:style-name="P2">With ferocious beasts and demons, too.</text:p>
      <text:p text:style-name="P2">I'll be there by Your side.</text:p>
      <text:p text:style-name="P2"/>
      <text:p text:style-name="P2">My sword will be ready</text:p>
      <text:p text:style-name="P2">To keep You safe from harm.</text:p>
      <text:p text:style-name="P2">I'll fight the world just for You.</text:p>
      <text:p text:style-name="P2">I'll be Your lucky charm.</text:p>
      <text:p text:style-name="P2"/>
      <text:p text:style-name="P2">I'll build a castle strong and high</text:p>
      <text:p text:style-name="P2">To keep the wolves at bay.</text:p>
      <text:p text:style-name="P2">For all our lives to live there,</text:p>
      <text:p text:style-name="P2">Where I will love You more each day.</text:p>
      <text:p text:style-name="P2"/>
      <text:p text:style-name="P2">Where we would live like Queen and King,</text:p>
      <text:p text:style-name="P2">And songs of love they'd sing,</text:p>
      <text:p text:style-name="P2">All dedicated to the one I love,</text:p>
      <text:p text:style-name="P2">And this song for You I bring.</text:p>
      <text:p text:style-name="P2"/>
      <text:p text:style-name="P2"/>
      <text:p text:style-name="P2"/>
      <text:p text:style-name="P2"/>
      <text:p text:style-name="P2"/>
      <text:p text:style-name="P2">I haven't written a poem,</text:p>
      <text:p text:style-name="P2">Since the last time I was hurt,</text:p>
      <text:p text:style-name="P2">I haven't written a poem,</text:p>
      <text:p text:style-name="P2">Since my heart was ready to burst,</text:p>
      <text:p text:style-name="P2">But now You got me writing,</text:p>
      <text:p text:style-name="P2">Not because I'm sad,</text:p>
      <text:p text:style-name="P2">Now You got me writing,</text:p>
      <text:p text:style-name="P2"><text:soft-page-break/>About things I never had,</text:p>
      <text:p text:style-name="P2">I never had someone call me,</text:p>
      <text:p text:style-name="P2">And tell me they care for me,</text:p>
      <text:p text:style-name="P2">I never had any one,</text:p>
      <text:p text:style-name="P2">Just stop and stare at me,</text:p>
      <text:p text:style-name="P2">And tell me that I'm pretty,</text:p>
      <text:p text:style-name="P2">Even when I looked bad,</text:p>
      <text:p text:style-name="P2">And tell me that I'm sexy,</text:p>
      <text:p text:style-name="P2">And tell me to never be sad,</text:p>
      <text:p text:style-name="P2">I've written You these poems,</text:p>
      <text:p text:style-name="P2">So You would know how I feel,</text:p>
      <text:p text:style-name="P2">I want You to know I want You,</text:p>
      <text:p text:style-name="P2">And I want You to know I'm real.</text:p>
      <text:p text:style-name="P2"/>
      <text:p text:style-name="P2"/>
      <text:p text:style-name="P2">The earth and sky conspired</text:p>
      <text:p text:style-name="P2">to make us meet again.</text:p>
      <text:p text:style-name="P2">They knew we both belong</text:p>
      <text:p text:style-name="P2">to each other forever and ever again.</text:p>
      <text:p text:style-name="P2"/>
      <text:p text:style-name="P2">like words and lovely notes</text:p>
      <text:p text:style-name="P2">give life to every song.</text:p>
      <text:p text:style-name="P2"/>
      <text:p text:style-name="P2">For all the times You’ve brought a smile and made my days seem brighter. Happy Women’s Day!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7T07:17:20.119000000</dc:date>
    <meta:editing-duration>PT15H58M28S</meta:editing-duration>
    <meta:editing-cycles>43</meta:editing-cycles>
    <meta:generator>LibreOffice/7.5.2.2$Windows_X86_64 LibreOffice_project/53bb9681a964705cf672590721dbc85eb4d0c3a2</meta:generator>
    <meta:document-statistic meta:table-count="0" meta:image-count="0" meta:object-count="0" meta:page-count="12" meta:paragraph-count="435" meta:word-count="3156" meta:character-count="16875" meta:non-whitespace-character-count="14138"/>
  </office:meta>
</office:document-meta>
</file>